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RW Chancery L" officeooo:rsid="0018939a" officeooo:paragraph-rsid="0018939a"/>
    </style:style>
    <style:style style:name="P2" style:family="paragraph" style:parent-style-name="Standard">
      <style:text-properties style:font-name="URW Chancery L" officeooo:rsid="001f31ab" officeooo:paragraph-rsid="001f31ab"/>
    </style:style>
    <style:style style:name="P3" style:family="paragraph" style:parent-style-name="Standard">
      <style:text-properties style:font-name="URW Chancery L" fo:font-size="18pt" fo:font-weight="bold" officeooo:rsid="0025898b" officeooo:paragraph-rsid="0025898b" style:font-size-asian="18pt" style:font-weight-asian="bold" style:font-size-complex="18pt" style:font-weight-complex="bold"/>
    </style:style>
    <style:style style:name="P4" style:family="paragraph" style:parent-style-name="Standard" style:list-style-name="L1">
      <style:text-properties style:font-name="URW Chancery L" officeooo:rsid="00243ab3" officeooo:paragraph-rsid="00243ab3"/>
    </style:style>
    <style:style style:name="P5" style:family="paragraph" style:parent-style-name="Standard">
      <style:text-properties style:font-name="URW Chancery L" officeooo:rsid="0025898b" officeooo:paragraph-rsid="0025898b"/>
    </style:style>
    <style:style style:name="P6" style:family="paragraph" style:parent-style-name="Standard" style:list-style-name="L1">
      <style:text-properties style:font-name="URW Chancery L" officeooo:rsid="0025898b" officeooo:paragraph-rsid="0025898b"/>
    </style:style>
    <style:style style:name="P7" style:family="paragraph" style:parent-style-name="Standard">
      <style:text-properties style:font-name="URW Chancery L" officeooo:rsid="0025898b" officeooo:paragraph-rsid="002b503b"/>
    </style:style>
    <style:style style:name="P8" style:family="paragraph" style:parent-style-name="Standard" style:list-style-name="L1">
      <style:text-properties style:font-name="URW Chancery L" officeooo:rsid="0026c283" officeooo:paragraph-rsid="0026c283"/>
    </style:style>
    <style:style style:name="P9" style:family="paragraph" style:parent-style-name="Standard" style:list-style-name="L1">
      <style:text-properties style:font-name="URW Chancery L" officeooo:rsid="00287f2c" officeooo:paragraph-rsid="00287f2c"/>
    </style:style>
    <style:style style:name="P10" style:family="paragraph" style:parent-style-name="Standard" style:list-style-name="L1">
      <style:text-properties style:font-name="URW Chancery L" officeooo:rsid="001ccc85" officeooo:paragraph-rsid="00243ab3"/>
    </style:style>
    <style:style style:name="P11" style:family="paragraph" style:parent-style-name="Standard" style:list-style-name="L1">
      <style:text-properties officeooo:paragraph-rsid="0025898b"/>
    </style:style>
    <style:style style:name="P12" style:family="paragraph" style:parent-style-name="Standard">
      <style:text-properties officeooo:paragraph-rsid="00243ab3"/>
    </style:style>
    <style:style style:name="T1" style:family="text">
      <style:text-properties style:font-name="DejaVu Sans" officeooo:rsid="00243ab3"/>
    </style:style>
    <style:style style:name="T2" style:family="text">
      <style:text-properties style:font-name="DejaVu Sans" officeooo:rsid="002b503b"/>
    </style:style>
    <style:style style:name="T3" style:family="text">
      <style:text-properties style:font-name="URW Chancery L" officeooo:rsid="00243ab3"/>
    </style:style>
    <style:style style:name="T4" style:family="text">
      <style:text-properties style:font-name="URW Chancery L" officeooo:rsid="0025898b"/>
    </style:style>
    <style:style style:name="T5" style:family="text">
      <style:text-properties style:font-name="URW Chancery L" officeooo:rsid="0026c283"/>
    </style:style>
    <style:style style:name="T6" style:family="text">
      <style:text-properties officeooo:rsid="002b503b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ye Bread</text:p>
      <text:p text:style-name="P1"/>
      <text:p text:style-name="P5">1 pkt.<text:tab/>Active dry yeast (2¼ t.).</text:p>
      <text:p text:style-name="P7">1 ¼ c.<text:tab/>Warm water (105<text:span text:style-name="T1">°</text:span> – 11<text:span text:style-name="T6">5</text:span><text:span text:style-name="T1">°</text:span><text:span text:style-name="T6">)</text:span>.<text:span text:style-name="T1"> </text:span></text:p>
      <text:p text:style-name="P12"><text:span text:style-name="T4">1/3</text:span><text:span text:style-name="T3"> c.<text:tab/></text:span><text:span text:style-name="T4">Molasses.</text:span></text:p>
      <text:p text:style-name="P5">1½ T.<text:tab/>Caraway seeds.</text:p>
      <text:p text:style-name="P5">½ T.<text:tab/>Salt.</text:p>
      <text:p text:style-name="P5">2 T.<text:tab/>Cooking oil.</text:p>
      <text:p text:style-name="P5">1 T.<text:tab/>Cocoa powder, unsweetened.</text:p>
      <text:p text:style-name="P5">1 c.<text:tab/>Rye flour.</text:p>
      <text:p text:style-name="P5">2 ½ c.<text:tab/>Bread flour.</text:p>
      <text:p text:style-name="P2"/>
      <text:list xml:id="list3594546250" text:style-name="L1">
        <text:list-item>
          <text:p text:style-name="P11"><text:span text:style-name="T4">In t</text:span><text:span text:style-name="T5">a large bowl</text:span><text:span text:style-name="T4">, combine water and molasses. <text:s/>Add yeast and let foam for 5 minutes.</text:span></text:p>
        </text:list-item>
        <text:list-item>
          <text:p text:style-name="P6">Add remaining ingredients, mixing after each addition.</text:p>
        </text:list-item>
        <text:list-item>
          <text:p text:style-name="P8">Add more bread flour until the dough is no longer sticky and is too hard to mix with a wooden spoon.</text:p>
        </text:list-item>
        <text:list-item>
          <text:p text:style-name="P8">Knead the dough on a floured work surface until smooth and elastic (~6 minutes).</text:p>
        </text:list-item>
        <text:list-item>
          <text:p text:style-name="P8">Put dough in an oiled bowl, cover with a damp kitchen towel, and let rise for 75 minutes.</text:p>
        </text:list-item>
        <text:list-item>
          <text:p text:style-name="P8">Push down the dough, knead a few times, and form a loaf.</text:p>
        </text:list-item>
        <text:list-item>
          <text:p text:style-name="P8">Let the loaf rise for 40 minutes.</text:p>
        </text:list-item>
        <text:list-item>
          <text:p text:style-name="P8">Preheat the oven to 350<text:span text:style-name="T1">°</text:span>and put the cooking stone in. <text:s/>The oven needs to be preheated for at least 30 minutes to bring the stone to temperature.</text:p>
        </text:list-item>
        <text:list-item>
          <text:p text:style-name="P9">Score the top of the loaf.</text:p>
        </text:list-item>
        <text:list-item>
          <text:p text:style-name="P9">Spread cornmeal on the cooking stone and put loaf into the oven.</text:p>
        </text:list-item>
        <text:list-item>
          <text:p text:style-name="P9">Mist the loaf. <text:s/>Bake for 10 minutes. <text:s/>Mist the loaf again. <text:s/>Bake for 35 minutes.</text:p>
        </text:list-item>
        <text:list-item>
          <text:p text:style-name="P9">Let cool on baking rack.</text:p>
          <text:p text:style-name="P10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1-01T17:21:01.863929361</meta:creation-date>
    <dc:date>2022-12-18T08:39:31.997992613</dc:date>
    <meta:editing-duration>PT1H9M26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219" meta:character-count="1049" meta:non-whitespace-character-count="860"/>
  </office:meta>
</office:document-meta>
</file>